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A4000002406DDB0EDE9D778837.jpg" manifest:media-type="image/jpeg"/>
  <manifest:file-entry manifest:full-path="Pictures/100000000000049D000001687940C1A2D9A6ECA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cm" svg:stroke-color="#f58220" draw:marker-start-width="0.8cm" draw:marker-end-width="0.8cm" draw:fill="none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2cm" svg:stroke-color="#0066b3" draw:marker-start-width="0.8cm" draw:marker-end-width="0.8cm" draw:fill="none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2cm" svg:stroke-color="#dddddd" draw:marker-start-width="0.8cm" draw:marker-end-width="0.8cm" draw:fill="none" draw:textarea-vertical-align="middle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2cm" svg:stroke-color="#1c1c1c" draw:marker-start-width="0.8cm" draw:marker-end-width="0.8cm" draw:fill="none" draw:textarea-vertical-align="middle" fo:padding-top="0.225cm" fo:padding-bottom="0.225cm" fo:padding-left="0.35cm" fo:padding-right="0.35cm"/>
    </style:style>
    <style:style style:name="gr6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13.583cm" svg:height="4.14cm" draw:transform="rotate (1.5707963267949) translate (8.96cm 15.1cm)">
          <draw:image xlink:href="Pictures/100000000000049D000001687940C1A2D9A6ECAD.jpg" xlink:type="simple" xlink:show="embed" xlink:actuate="onLoad">
            <text:p/>
          </draw:image>
        </draw:frame>
        <draw:frame draw:style-name="gr1" draw:text-style-name="P1" draw:layer="layout" svg:width="8.414cm" svg:height="5.2cm" draw:transform="rotate (1.5707963267949) translate (14.2cm 12.814cm)">
          <draw:image xlink:href="Pictures/10000000000003A4000002406DDB0EDE9D778837.jpg" xlink:type="simple" xlink:show="embed" xlink:actuate="onLoad">
            <text:p/>
          </draw:image>
        </draw:frame>
        <draw:line draw:style-name="gr2" draw:text-style-name="P1" draw:layer="layout" svg:x1="10.6cm" svg:y1="5.4cm" svg:x2="15cm" svg:y2="5.4cm">
          <text:p/>
        </draw:line>
        <draw:line draw:style-name="gr3" draw:text-style-name="P1" draw:layer="layout" svg:x1="10.6cm" svg:y1="6.3cm" svg:x2="15cm" svg:y2="7.6cm">
          <text:p/>
        </draw:line>
        <draw:line draw:style-name="gr4" draw:text-style-name="P1" draw:layer="layout" svg:x1="10.6cm" svg:y1="7.1cm" svg:x2="15cm" svg:y2="6.9cm">
          <text:p/>
        </draw:line>
        <draw:line draw:style-name="gr5" draw:text-style-name="P1" draw:layer="layout" svg:x1="10.6cm" svg:y1="8.9cm" svg:x2="15cm" svg:y2="6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9T12:43:33.748132883</meta:creation-date>
    <dc:date>2018-04-29T15:50:26.127142026</dc:date>
    <meta:editing-duration>PT8M44S</meta:editing-duration>
    <meta:editing-cycles>2</meta:editing-cycles>
    <meta:generator>LibreOffice/5.4.6.2$Linux_X86_64 LibreOffice_project/40m0$Build-2</meta:generator>
    <meta:document-statistic meta:object-count="29"/>
  </office:meta>
</office:document-meta>
</file>